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5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5"/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text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2">
          <table:table-cell office:value-type="string">
            <text:p>hp</text:p>
          </table:table-cell>
          <table:table-cell office:value-type="float" office:value="20">
            <text:p>20</text:p>
          </table:table-cell>
          <table:table-cell table:formula="of:=CONCATENATE(&quot;&lt;&quot;;[.A2];&quot;&gt;&quot;;[.B2];&quot;&lt;/&quot;;[.A2];&quot;&gt;&quot;)" office:value-type="string" office:string-value="&lt;hp&gt;20&lt;/hp&gt;">
            <text:p>&lt;hp&gt;20&lt;/hp&gt;</text:p>
          </table:table-cell>
          <table:table-cell/>
          <table:table-cell table:style-name="ce1" office:value-type="string">
            <text:p>if(xml.name()=="hp"&amp;&amp;xml.isStartElement()){</text:p>
          </table:table-cell>
          <table:table-cell table:number-columns-repeated="3"/>
        </table:table-row>
        <table:table-row table:style-name="ro1">
          <table:table-cell office:value-type="string">
            <text:p>bab</text:p>
          </table:table-cell>
          <table:table-cell office:value-type="float" office:value="3">
            <text:p>3</text:p>
          </table:table-cell>
          <table:table-cell table:formula="of:=CONCATENATE(&quot;&lt;&quot;;[.A3];&quot;&gt;&quot;;[.B3];&quot;&lt;/&quot;;[.A3];&quot;&gt;&quot;)" office:value-type="string" office:string-value="&lt;bab&gt;3&lt;/bab&gt;">
            <text:p>&lt;bab&gt;3&lt;/bab&gt;</text:p>
          </table:table-cell>
          <table:table-cell table:number-columns-repeated="3"/>
          <table:table-cell office:value-type="string">
            <text:p>hp</text:p>
          </table:table-cell>
          <table:table-cell table:formula="of:=CONCATENATE(&quot;if(xml.name()==&quot;&quot;&quot;;[.G3];&quot;&quot;&quot;&amp;&amp;xml.isStartElement()){&quot;)" office:value-type="string" office:string-value="if(xml.name()==&quot;hp&quot;&amp;&amp;xml.isStartElement()){">
            <text:p>if(xml.name()=="hp"&amp;&amp;xml.isStartElement()){</text:p>
          </table:table-cell>
        </table:table-row>
        <table:table-row table:style-name="ro1">
          <table:table-cell office:value-type="string">
            <text:p>saves</text:p>
          </table:table-cell>
          <table:table-cell/>
          <table:table-cell table:formula="of:=CONCATENATE(&quot;&lt;&quot;;[.A4];&quot;&gt;&quot;;[.B4];&quot;&lt;/&quot;;[.A4];&quot;&gt;&quot;)" office:value-type="string" office:string-value="&lt;saves&gt;&lt;/saves&gt;">
            <text:p>&lt;saves&gt;&lt;/saves&gt;</text:p>
          </table:table-cell>
          <table:table-cell table:number-columns-repeated="3"/>
          <table:table-cell office:value-type="string">
            <text:p>bab</text:p>
          </table:table-cell>
          <table:table-cell table:formula="of:=CONCATENATE(&quot;if(xml.name()==&quot;&quot;&quot;;[.G4];&quot;&quot;&quot;&amp;&amp;xml.isStartElement()){&quot;)" office:value-type="string" office:string-value="if(xml.name()==&quot;bab&quot;&amp;&amp;xml.isStartElement()){">
            <text:p>if(xml.name()=="bab"&amp;&amp;xml.isStartElement()){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float" office:value="4">
            <text:p>4</text:p>
          </table:table-cell>
          <table:table-cell table:formula="of:=CONCATENATE(&quot;&lt;&quot;;[.A5];&quot;&gt;&quot;;[.B5];&quot;&lt;/&quot;;[.A5];&quot;&gt;&quot;)" office:value-type="string" office:string-value="&lt;fort&gt;4&lt;/fort&gt;">
            <text:p>&lt;fort&gt;4&lt;/fort&gt;</text:p>
          </table:table-cell>
          <table:table-cell table:number-columns-repeated="3"/>
          <table:table-cell office:value-type="string">
            <text:p>fort</text:p>
          </table:table-cell>
          <table:table-cell table:formula="of:=CONCATENATE(&quot;if(xml.name()==&quot;&quot;&quot;;[.G5];&quot;&quot;&quot;&amp;&amp;xml.isStartElement()){&quot;)" office:value-type="string" office:string-value="if(xml.name()==&quot;fort&quot;&amp;&amp;xml.isStartElement()){">
            <text:p>if(xml.name()=="fort"&amp;&amp;xml.isStartElement()){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table:formula="of:=CONCATENATE(&quot;&lt;&quot;;[.A6];&quot;&gt;&quot;;[.B6];&quot;&lt;/&quot;;[.A6];&quot;&gt;&quot;)" office:value-type="string" office:string-value="&lt;ref&gt;4&lt;/ref&gt;">
            <text:p>&lt;ref&gt;4&lt;/ref&gt;</text:p>
          </table:table-cell>
          <table:table-cell table:number-columns-repeated="3"/>
          <table:table-cell office:value-type="string">
            <text:p>ref</text:p>
          </table:table-cell>
          <table:table-cell table:formula="of:=CONCATENATE(&quot;if(xml.name()==&quot;&quot;&quot;;[.G6];&quot;&quot;&quot;&amp;&amp;xml.isStartElement()){&quot;)" office:value-type="string" office:string-value="if(xml.name()==&quot;ref&quot;&amp;&amp;xml.isStartElement()){">
            <text:p>if(xml.name()=="ref"&amp;&amp;xml.isStartElement()){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float" office:value="2">
            <text:p>2</text:p>
          </table:table-cell>
          <table:table-cell table:formula="of:=CONCATENATE(&quot;&lt;&quot;;[.A7];&quot;&gt;&quot;;[.B7];&quot;&lt;/&quot;;[.A7];&quot;&gt;&quot;)" office:value-type="string" office:string-value="&lt;will&gt;2&lt;/will&gt;">
            <text:p>&lt;will&gt;2&lt;/will&gt;</text:p>
          </table:table-cell>
          <table:table-cell table:number-columns-repeated="3"/>
          <table:table-cell office:value-type="string">
            <text:p>will</text:p>
          </table:table-cell>
          <table:table-cell table:formula="of:=CONCATENATE(&quot;if(xml.name()==&quot;&quot;&quot;;[.G7];&quot;&quot;&quot;&amp;&amp;xml.isStartElement()){&quot;)" office:value-type="string" office:string-value="if(xml.name()==&quot;will&quot;&amp;&amp;xml.isStartElement()){">
            <text:p>if(xml.name()=="will"&amp;&amp;xml.isStartElement()){</text:p>
          </table:table-cell>
        </table:table-row>
        <table:table-row table:style-name="ro1">
          <table:table-cell office:value-type="string">
            <text:p>abilities</text:p>
          </table:table-cell>
          <table:table-cell/>
          <table:table-cell table:formula="of:=CONCATENATE(&quot;&lt;&quot;;[.A8];&quot;&gt;&quot;;[.B8];&quot;&lt;/&quot;;[.A8];&quot;&gt;&quot;)" office:value-type="string" office:string-value="&lt;abilities&gt;&lt;/abilities&gt;">
            <text:p>&lt;abilities&gt;&lt;/abilities&gt;</text:p>
          </table:table-cell>
          <table:table-cell table:number-columns-repeated="3"/>
          <table:table-cell office:value-type="string">
            <text:p>strength</text:p>
          </table:table-cell>
          <table:table-cell table:formula="of:=CONCATENATE(&quot;if(xml.name()==&quot;&quot;&quot;;[.G8];&quot;&quot;&quot;&amp;&amp;xml.isStartElement()){&quot;)" office:value-type="string" office:string-value="if(xml.name()==&quot;strength&quot;&amp;&amp;xml.isStartElement()){">
            <text:p>if(xml.name()=="strength"&amp;&amp;xml.isStartElement()){</text:p>
          </table:table-cell>
        </table:table-row>
        <table:table-row table:style-name="ro1">
          <table:table-cell office:value-type="string">
            <text:p>strength</text:p>
          </table:table-cell>
          <table:table-cell office:value-type="float" office:value="18">
            <text:p>18</text:p>
          </table:table-cell>
          <table:table-cell table:formula="of:=CONCATENATE(&quot;&lt;&quot;;[.A9];&quot;&gt;&quot;;[.B9];&quot;&lt;/&quot;;[.A9];&quot;&gt;&quot;)" office:value-type="string" office:string-value="&lt;strength&gt;18&lt;/strength&gt;">
            <text:p>&lt;strength&gt;18&lt;/strength&gt;</text:p>
          </table:table-cell>
          <table:table-cell table:number-columns-repeated="3"/>
          <table:table-cell office:value-type="string">
            <text:p>dexterity</text:p>
          </table:table-cell>
          <table:table-cell table:formula="of:=CONCATENATE(&quot;if(xml.name()==&quot;&quot;&quot;;[.G9];&quot;&quot;&quot;&amp;&amp;xml.isStartElement()){&quot;)" office:value-type="string" office:string-value="if(xml.name()==&quot;dexterity&quot;&amp;&amp;xml.isStartElement()){">
            <text:p>if(xml.name()=="dexterity"&amp;&amp;xml.isStartElement()){</text:p>
          </table:table-cell>
        </table:table-row>
        <table:table-row table:style-name="ro1">
          <table:table-cell office:value-type="string">
            <text:p>dexterity</text:p>
          </table:table-cell>
          <table:table-cell office:value-type="float" office:value="18">
            <text:p>18</text:p>
          </table:table-cell>
          <table:table-cell table:formula="of:=CONCATENATE(&quot;&lt;&quot;;[.A10];&quot;&gt;&quot;;[.B10];&quot;&lt;/&quot;;[.A10];&quot;&gt;&quot;)" office:value-type="string" office:string-value="&lt;dexterity&gt;18&lt;/dexterity&gt;">
            <text:p>&lt;dexterity&gt;18&lt;/dexterity&gt;</text:p>
          </table:table-cell>
          <table:table-cell table:number-columns-repeated="3"/>
          <table:table-cell office:value-type="string">
            <text:p>constitution</text:p>
          </table:table-cell>
          <table:table-cell table:formula="of:=CONCATENATE(&quot;if(xml.name()==&quot;&quot;&quot;;[.G10];&quot;&quot;&quot;&amp;&amp;xml.isStartElement()){&quot;)" office:value-type="string" office:string-value="if(xml.name()==&quot;constitution&quot;&amp;&amp;xml.isStartElement()){">
            <text:p>if(xml.name()=="constitution"&amp;&amp;xml.isStartElement()){</text:p>
          </table:table-cell>
        </table:table-row>
        <table:table-row table:style-name="ro1">
          <table:table-cell office:value-type="string">
            <text:p>constitution</text:p>
          </table:table-cell>
          <table:table-cell office:value-type="float" office:value="16">
            <text:p>16</text:p>
          </table:table-cell>
          <table:table-cell table:formula="of:=CONCATENATE(&quot;&lt;&quot;;[.A11];&quot;&gt;&quot;;[.B11];&quot;&lt;/&quot;;[.A11];&quot;&gt;&quot;)" office:value-type="string" office:string-value="&lt;constitution&gt;16&lt;/constitution&gt;">
            <text:p>&lt;constitution&gt;16&lt;/constitution&gt;</text:p>
          </table:table-cell>
          <table:table-cell table:number-columns-repeated="3"/>
          <table:table-cell office:value-type="string">
            <text:p>intelligence</text:p>
          </table:table-cell>
          <table:table-cell table:formula="of:=CONCATENATE(&quot;if(xml.name()==&quot;&quot;&quot;;[.G11];&quot;&quot;&quot;&amp;&amp;xml.isStartElement()){&quot;)" office:value-type="string" office:string-value="if(xml.name()==&quot;intelligence&quot;&amp;&amp;xml.isStartElement()){">
            <text:p>if(xml.name()=="intelligence"&amp;&amp;xml.isStartElement()){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float" office:value="16">
            <text:p>16</text:p>
          </table:table-cell>
          <table:table-cell table:formula="of:=CONCATENATE(&quot;&lt;&quot;;[.A12];&quot;&gt;&quot;;[.B12];&quot;&lt;/&quot;;[.A12];&quot;&gt;&quot;)" office:value-type="string" office:string-value="&lt;intelligence&gt;16&lt;/intelligence&gt;">
            <text:p>&lt;intelligence&gt;16&lt;/intelligence&gt;</text:p>
          </table:table-cell>
          <table:table-cell table:number-columns-repeated="3"/>
          <table:table-cell office:value-type="string">
            <text:p>wisdom</text:p>
          </table:table-cell>
          <table:table-cell table:formula="of:=CONCATENATE(&quot;if(xml.name()==&quot;&quot;&quot;;[.G12];&quot;&quot;&quot;&amp;&amp;xml.isStartElement()){&quot;)" office:value-type="string" office:string-value="if(xml.name()==&quot;wisdom&quot;&amp;&amp;xml.isStartElement()){">
            <text:p>if(xml.name()=="wisdom"&amp;&amp;xml.isStartElement()){</text:p>
          </table:table-cell>
        </table:table-row>
        <table:table-row table:style-name="ro1">
          <table:table-cell office:value-type="string">
            <text:p>wisdom</text:p>
          </table:table-cell>
          <table:table-cell office:value-type="float" office:value="13">
            <text:p>13</text:p>
          </table:table-cell>
          <table:table-cell table:formula="of:=CONCATENATE(&quot;&lt;&quot;;[.A13];&quot;&gt;&quot;;[.B13];&quot;&lt;/&quot;;[.A13];&quot;&gt;&quot;)" office:value-type="string" office:string-value="&lt;wisdom&gt;13&lt;/wisdom&gt;">
            <text:p>&lt;wisdom&gt;13&lt;/wisdom&gt;</text:p>
          </table:table-cell>
          <table:table-cell table:number-columns-repeated="3"/>
          <table:table-cell office:value-type="string">
            <text:p>charisma</text:p>
          </table:table-cell>
          <table:table-cell table:formula="of:=CONCATENATE(&quot;if(xml.name()==&quot;&quot;&quot;;[.G13];&quot;&quot;&quot;&amp;&amp;xml.isStartElement()){&quot;)" office:value-type="string" office:string-value="if(xml.name()==&quot;charisma&quot;&amp;&amp;xml.isStartElement()){">
            <text:p>if(xml.name()=="charisma"&amp;&amp;xml.isStartElement()){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float" office:value="13">
            <text:p>13</text:p>
          </table:table-cell>
          <table:table-cell table:formula="of:=CONCATENATE(&quot;&lt;&quot;;[.A14];&quot;&gt;&quot;;[.B14];&quot;&lt;/&quot;;[.A14];&quot;&gt;&quot;)" office:value-type="string" office:string-value="&lt;charisma&gt;13&lt;/charisma&gt;">
            <text:p>&lt;charisma&gt;13&lt;/charisma&gt;</text:p>
          </table:table-cell>
          <table:table-cell/>
          <table:table-cell/>
          <table:table-cell table:number-columns-repeated="2"/>
          <table:table-cell table:formula="of:=CONCATENATE(&quot;if(xml.name()==&quot;&quot;&quot;;[.E14];&quot;&quot;&quot;&amp;&amp;xml.isStartElement()){&quot;)" office:value-type="string" office:string-value="if(xml.name()==&quot;&quot;&amp;&amp;xml.isStartElement()){">
            <text:p>if(xml.name()==""&amp;&amp;xml.isStartElement()){</text:p>
          </table:table-cell>
        </table:table-row>
        <table:table-row table:style-name="ro1">
          <table:table-cell office:value-type="string">
            <text:p>skill</text:p>
          </table:table-cell>
          <table:table-cell office:value-type="float" office:value="5">
            <text:p>5</text:p>
          </table:table-cell>
          <table:table-cell table:formula="of:=CONCATENATE(&quot;&lt;&quot;;[.A15];&quot;&gt;&quot;;[.B15];&quot;&lt;/&quot;;[.A15];&quot;&gt;&quot;)" office:value-type="string" office:string-value="&lt;skill&gt;5&lt;/skill&gt;">
            <text:p>&lt;skill&gt;5&lt;/skill&gt;</text:p>
          </table:table-cell>
          <table:table-cell table:number-columns-repeated="5"/>
        </table:table-row>
      </table:table>
      <table:table table:name="Foglio2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row table:style-name="ro3">
          <table:table-cell table:number-columns-repeated="3"/>
          <table:table-cell table:style-name="ce4"/>
          <table:table-cell table:formula="of:=CONCATENATE(&quot;&lt;item code = &quot;&quot;&quot;;&quot;Backpack&quot;;&quot;&quot;&quot;type = &quot;&quot;good&quot;&quot;&gt; &lt;price money = &quot;&quot;&quot;;&quot;gp&quot;;&quot;&quot;&quot;&gt;&quot;;2;&quot;&lt;/price&gt; &lt;weight&gt;&quot;;2;&quot;&lt;/weight&gt; &lt;/item&gt;&quot;)" office:value-type="string" office:string-value="&lt;item code = &quot;Backpack&quot;type = &quot;good&quot;&gt; &lt;price money = &quot;gp&quot;&gt;2&lt;/price&gt; &lt;weight&gt;2&lt;/weight&gt; &lt;/item&gt;">
            <text:p>&lt;item code = "Backpack"type = "good"&gt; &lt;price money = "gp"&gt;2&lt;/price&gt; &lt;weight&gt;2&lt;/weight&gt; &lt;/item&gt;</text:p>
          </table:table-cell>
        </table:table-row>
        <table:table-row table:style-name="ro4">
          <table:table-cell table:style-name="ce2" office:value-type="string">
            <text:p>Backpack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Barrel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30">
            <text:p>30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Basket (empty)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Bedro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Be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4">
          <table:table-cell table:style-name="ce2" office:value-type="string">
            <text:p>Blanket, winter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3">
            <text:p>3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Block and tackle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Bottle, wine, glass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4">
          <table:table-cell table:style-name="ce2" office:value-type="string">
            <text:p>Bucket (empty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Caltrops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Candl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4">
          <table:table-cell table:style-name="ce2" office:value-type="string">
            <text:p>Canvas (sq. yd.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Case, map or scro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Chain (10 ft.) 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Chalk, 1 piec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1">
          <table:table-cell table:style-name="ce2" office:value-type="string">
            <text:p>Chest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25">
            <text:p>2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Crowbar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Firewood (per da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Fishhook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4">
          <table:table-cell table:style-name="ce2" office:value-type="string">
            <text:p>Fishing net, 25 sq. ft.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Flask (empty)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p </text:p>
          </table:table-cell>
          <table:table-cell table:style-name="ce4" office:value-type="float" office:value="1.5">
            <text:p>1,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Flint and stee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4">
          <table:table-cell table:style-name="ce2" office:value-type="string">
            <text:p>Grappling hook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">
            <text:p>4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Hammer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Ink (1 oz. vial)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1">
          <table:table-cell table:style-name="ce2" office:value-type="string">
            <text:p>Inkpe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1">
          <table:table-cell table:style-name="ce2" office:value-type="string">
            <text:p>Jug, clay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p </text:p>
          </table:table-cell>
          <table:table-cell table:style-name="ce4" office:value-type="float" office:value="9">
            <text:p>9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Ladder, 10-foot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c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Lamp, comm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Lantern, bullseye 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gp </text:p>
          </table:table-cell>
          <table:table-cell table:style-name="ce4" office:value-type="float" office:value="3">
            <text:p>3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Lantern, hooded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Lock (very simple) 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Lock (average) 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Lock (good) 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Lock (amazing) </text:p>
          </table:table-cell>
          <table:table-cell table:style-name="ce3" office:value-type="float" office:value="150">
            <text:p>15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Manacles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Manacles, masterwork 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Mirror, small steel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Mug/Tankard, clay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Oil (1-pint flask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Paper (sheet)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4">
          <table:table-cell table:style-name="ce2" office:value-type="string">
            <text:p>Parchment (sheet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1">
          <table:table-cell table:style-name="ce2" office:value-type="string">
            <text:p>Pick, miner’s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Pitcher, clay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Pit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Pole, 10-foot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 </text:p>
          </table:table-cell>
          <table:table-cell table:style-name="ce4" office:value-type="float" office:value="8">
            <text:p>8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Pot, iron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Pouch, belt (empt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Ram, portable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Rations, trail (per day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Rope, hempen (50 ft.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Rope, silk (50 ft.)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Sack (empt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Sealing wax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Sewing needle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1">
          <table:table-cell table:style-name="ce2" office:value-type="string">
            <text:p>Signal whistle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1">
          <table:table-cell table:style-name="ce2" office:value-type="string">
            <text:p>Signet ring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</table:table-row>
        <table:table-row table:style-name="ro1">
          <table:table-cell table:style-name="ce2" office:value-type="string">
            <text:p>Sledg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Soap (per lb.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Spade or shovel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8">
            <text:p>8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Spyglass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Tent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Torch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4">
          <table:table-cell table:style-name="ce2" office:value-type="string">
            <text:p>Vial, ink or poti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1913">
            <text:p>41.913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Waterski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">
            <text:p>4</text:p>
          </table:table-cell>
          <table:table-cell office:value-type="string">
            <text:p>lb.</text:p>
          </table:table-cell>
        </table:table-row>
        <table:table-row table:style-name="ro1">
          <table:table-cell table:style-name="ce2" office:value-type="string">
            <text:p>Whetstone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</table:table-row>
        <table:table-row table:style-name="ro3" table:number-rows-repeated="104850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4" number:min-integer-digits="1" number:decimal-replacement="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19:22:06.2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Rapetti</meta:initial-creator>
    <meta:creation-date>2014-04-24T15:46:17.77</meta:creation-date>
    <dc:date>2014-05-05T19:39:59.52</dc:date>
    <dc:creator>Daniele Rapetti</dc:creator>
    <meta:editing-duration>PT1H47M18S</meta:editing-duration>
    <meta:editing-cycles>5</meta:editing-cycles>
    <meta:generator>LibreOffice/4.0.6.2$Windows_x86 LibreOffice_project/2e2573268451a50806fcd60ae2d9fe01dd0ce24</meta:generator>
    <meta:document-statistic meta:table-count="2" meta:cell-count="401" meta:object-count="0"/>
    <meta:user-defined meta:name="qrichtext">1</meta:user-defined>
  </office:meta>
</office:document-meta>
</file>